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6.68cm" fo:min-width="12.016cm" draw:shadow-opacity="0%"/>
    </style:style>
    <style:style style:name="P1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7.7cm" svg:height="9.8cm" svg:x="1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6:00:16.083000000</meta:creation-date>
    <dc:date>2018-09-26T09:05:02.770000000</dc:date>
    <meta:editing-duration>PT30M45S</meta:editing-duration>
    <meta:editing-cycles>5</meta:editing-cycles>
    <meta:generator>LibreOffice/5.4.6.2$Windows_X86_64 LibreOffice_project/4014ce260a04f1026ba855d3b8d91541c224eab8</meta:generator>
    <meta:print-date>2017-08-09T15:41:38.658000000</meta:print-date>
    <meta:document-statistic meta:object-count="1"/>
  </office:meta>
</office:document-meta>
</file>